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49.test_for_issue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22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ssue2249.test_for_issu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2249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ssue2249.test_for_issu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249.test_for_issue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